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18cm" fo:min-width="5.489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a website?</text:p>
          </draw:text-box>
        </draw:frame>
        <draw:frame draw:style-name="gr1" draw:text-style-name="P2" draw:layer="layout" svg:width="5.873cm" svg:height="1.352cm" svg:x="19.161cm" svg:y="8.577cm">
          <draw:text-box>
            <text:p text:style-name="P1"><text:span text:style-name="T1">PC 1</text:span></text:p>
          </draw:text-box>
        </draw:frame>
        <draw:frame draw:style-name="gr1" draw:text-style-name="P2" draw:layer="layout" svg:width="5.873cm" svg:height="2.453cm" svg:x="10.557cm" svg:y="4.827cm">
          <draw:text-box>
            <text:p text:style-name="P1"><text:span text:style-name="T1">Network (internet)</text:span></text:p>
          </draw:text-box>
        </draw:frame>
        <draw:frame draw:style-name="gr1" draw:text-style-name="P2" draw:layer="layout" svg:width="5.873cm" svg:height="4.655cm" svg:x="2.497cm" svg:y="8.332cm">
          <draw:text-box>
            <text:p text:style-name="P1"><text:span text:style-name="T1">PC 2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a website</text:p>
          </draw:text-box>
        </draw:frame>
        <draw:frame draw:style-name="gr1" draw:text-style-name="P4" draw:layer="layout" svg:width="5.873cm" svg:height="1.352cm" svg:x="19.161cm" svg:y="8.577cm">
          <draw:text-box>
            <text:p><text:span text:style-name="T1">PC 1</text:span></text:p>
          </draw:text-box>
        </draw:frame>
        <draw:frame draw:style-name="gr1" draw:text-style-name="P4" draw:layer="layout" svg:width="5.873cm" svg:height="2.453cm" svg:x="10.557cm" svg:y="4.827cm">
          <draw:text-box>
            <text:p><text:span text:style-name="T1">Network (internet)</text:span></text:p>
          </draw:text-box>
        </draw:frame>
        <draw:frame draw:style-name="gr1" draw:text-style-name="P4" draw:layer="layout" svg:width="5.873cm" svg:height="4.655cm" svg:x="2.497cm" svg:y="8.332cm">
          <draw:text-box>
            <text:p><text:span text:style-name="T1">PC 2</text:span></text:p>
            <text:p><text:span text:style-name="T1"/></text:p>
            <text:p><text:span text:style-name="T1">File1.html</text:span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a website</text:p>
          </draw:text-box>
        </draw:frame>
        <draw:frame draw:style-name="gr1" draw:text-style-name="P4" xml:id="id2" draw:id="id2" draw:layer="layout" svg:width="5.873cm" svg:height="1.352cm" svg:x="19.161cm" svg:y="8.577cm">
          <draw:text-box>
            <text:p><text:span text:style-name="T1">PC 1</text:span></text:p>
          </draw:text-box>
        </draw:frame>
        <draw:frame draw:style-name="gr1" draw:text-style-name="P4" xml:id="id1" draw:id="id1" draw:layer="layout" svg:width="5.873cm" svg:height="2.453cm" svg:x="10.557cm" svg:y="4.827cm">
          <draw:text-box>
            <text:p><text:span text:style-name="T1">Network (internet)</text:span></text:p>
          </draw:text-box>
        </draw:frame>
        <draw:frame draw:style-name="gr1" draw:text-style-name="P4" xml:id="id3" draw:id="id3" draw:layer="layout" svg:width="5.873cm" svg:height="4.655cm" svg:x="2.497cm" svg:y="8.332cm">
          <draw:text-box>
            <text:p><text:span text:style-name="T1">PC 2</text:span></text:p>
            <text:p><text:span text:style-name="T1"/></text:p>
            <text:p><text:span text:style-name="T1">File1.html</text:span></text:p>
            <text:p><text:span text:style-name="T1"/></text:p>
          </draw:text-box>
        </draw:frame>
        <draw:connector draw:style-name="gr3" draw:text-style-name="P6" draw:layer="layout" svg:x1="16.43cm" svg:y1="6.053cm" svg:x2="19.161cm" svg:y2="9.253cm" draw:start-shape="id1" draw:start-glue-point="1" draw:end-shape="id2" draw:end-glue-point="3" svg:d="M16430 6053h1366v3200h1365" svg:viewBox="0 0 2732 3201">
          <text:p/>
        </draw:connector>
        <draw:connector draw:style-name="gr3" draw:text-style-name="P6" draw:layer="layout" svg:x1="9.915cm" svg:y1="5.96cm" svg:x2="5.433cm" svg:y2="8.332cm" draw:end-shape="id3" draw:end-glue-point="0" svg:d="M9915 5960v936h-4482v1436" svg:viewBox="0 0 4483 2373">
          <text:p/>
        </draw:connector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a website</text:p>
          </draw:text-box>
        </draw:frame>
        <draw:frame draw:style-name="gr1" draw:text-style-name="P4" xml:id="id5" draw:id="id5" draw:layer="layout" svg:width="5.873cm" svg:height="1.352cm" svg:x="19.161cm" svg:y="8.577cm">
          <draw:text-box>
            <text:p><text:span text:style-name="T1">PC 1</text:span></text:p>
          </draw:text-box>
        </draw:frame>
        <draw:frame draw:style-name="gr1" draw:text-style-name="P4" xml:id="id4" draw:id="id4" draw:layer="layout" svg:width="5.873cm" svg:height="2.453cm" svg:x="10.557cm" svg:y="4.827cm">
          <draw:text-box>
            <text:p><text:span text:style-name="T1">Network (internet)</text:span></text:p>
          </draw:text-box>
        </draw:frame>
        <draw:frame draw:style-name="gr1" draw:text-style-name="P4" xml:id="id6" draw:id="id6" draw:layer="layout" svg:width="5.873cm" svg:height="4.655cm" svg:x="2.497cm" svg:y="8.332cm">
          <draw:text-box>
            <text:p><text:span text:style-name="T1">PC 2</text:span></text:p>
            <text:p><text:span text:style-name="T1"/></text:p>
            <text:p><text:span text:style-name="T1">File1.html</text:span></text:p>
            <text:p><text:span text:style-name="T1"/></text:p>
          </draw:text-box>
        </draw:frame>
        <draw:connector draw:style-name="gr3" draw:text-style-name="P6" draw:layer="layout" svg:x1="16.43cm" svg:y1="6.053cm" svg:x2="19.161cm" svg:y2="9.253cm" draw:start-shape="id4" draw:start-glue-point="1" draw:end-shape="id5" draw:end-glue-point="3" svg:d="M16430 6053h1366v3200h1365" svg:viewBox="0 0 2732 3201">
          <text:p/>
        </draw:connector>
        <draw:connector draw:style-name="gr3" draw:text-style-name="P6" draw:layer="layout" svg:x1="9.915cm" svg:y1="5.96cm" svg:x2="5.433cm" svg:y2="8.332cm" draw:end-shape="id6" draw:end-glue-point="0" svg:d="M9915 5960v936h-4482v1436" svg:viewBox="0 0 4483 2373">
          <text:p/>
        </draw:connector>
        <draw:frame draw:style-name="gr1" draw:text-style-name="P4" draw:layer="layout" svg:width="6.135cm" svg:height="2.384cm" svg:x="17.765cm" svg:y="10.467cm">
          <draw:text-box>
            <text:p>Chrome, Firefox, Safari, internet explorer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a webpage?</text:p>
          </draw:text-box>
        </draw:frame>
        <draw:frame draw:style-name="gr1" draw:text-style-name="P4" xml:id="id8" draw:id="id8" draw:layer="layout" svg:width="5.873cm" svg:height="1.352cm" svg:x="19.161cm" svg:y="8.577cm">
          <draw:text-box>
            <text:p><text:span text:style-name="T1">PC 1</text:span></text:p>
          </draw:text-box>
        </draw:frame>
        <draw:frame draw:style-name="gr1" draw:text-style-name="P4" xml:id="id7" draw:id="id7" draw:layer="layout" svg:width="5.873cm" svg:height="2.453cm" svg:x="10.557cm" svg:y="4.827cm">
          <draw:text-box>
            <text:p><text:span text:style-name="T1">Network (internet)</text:span></text:p>
          </draw:text-box>
        </draw:frame>
        <draw:frame draw:style-name="gr1" draw:text-style-name="P4" xml:id="id9" draw:id="id9" draw:layer="layout" svg:width="5.873cm" svg:height="4.655cm" svg:x="2.497cm" svg:y="8.332cm">
          <draw:text-box>
            <text:p><text:span text:style-name="T1">PC 2</text:span></text:p>
            <text:p><text:span text:style-name="T1"/></text:p>
            <text:p><text:span text:style-name="T1">File1.html</text:span></text:p>
            <text:p><text:span text:style-name="T1"/></text:p>
          </draw:text-box>
        </draw:frame>
        <draw:connector draw:style-name="gr3" draw:text-style-name="P6" draw:layer="layout" svg:x1="16.43cm" svg:y1="6.053cm" svg:x2="19.161cm" svg:y2="9.253cm" draw:start-shape="id7" draw:start-glue-point="1" draw:end-shape="id8" draw:end-glue-point="3" svg:d="M16430 6053h1366v3200h1365" svg:viewBox="0 0 2732 3201">
          <text:p/>
        </draw:connector>
        <draw:connector draw:style-name="gr3" draw:text-style-name="P6" draw:layer="layout" svg:x1="9.915cm" svg:y1="5.96cm" svg:x2="5.433cm" svg:y2="8.332cm" draw:end-shape="id9" draw:end-glue-point="0" svg:d="M9915 5960v936h-4482v1436" svg:viewBox="0 0 4483 2373">
          <text:p/>
        </draw:connector>
        <draw:frame draw:style-name="gr1" draw:text-style-name="P4" draw:layer="layout" svg:width="6.135cm" svg:height="2.384cm" svg:x="17.765cm" svg:y="10.467cm">
          <draw:text-box>
            <text:p>Chrome, Firefox, Safari, internet explorer</text:p>
          </draw:text-box>
        </draw:frame>
        <draw:custom-shape draw:style-name="gr4" draw:text-style-name="P6" draw:layer="layout" svg:width="5.989cm" svg:height="2.268cm" svg:x="2.181cm" svg:y="10.14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 webpage can be a website</text:p>
          </draw:text-box>
        </draw:frame>
        <draw:frame draw:style-name="gr5" draw:text-style-name="P4" xml:id="id11" draw:id="id11" draw:layer="layout" svg:width="5.873cm" svg:height="1.352cm" svg:x="19.161cm" svg:y="8.577cm">
          <draw:text-box>
            <text:p><text:span text:style-name="T1">PC 1</text:span></text:p>
          </draw:text-box>
        </draw:frame>
        <draw:frame draw:style-name="gr5" draw:text-style-name="P4" xml:id="id10" draw:id="id10" draw:layer="layout" svg:width="5.873cm" svg:height="2.453cm" svg:x="10.557cm" svg:y="4.827cm">
          <draw:text-box>
            <text:p><text:span text:style-name="T1">Network (internet)</text:span></text:p>
          </draw:text-box>
        </draw:frame>
        <draw:frame draw:style-name="gr5" draw:text-style-name="P4" xml:id="id12" draw:id="id12" draw:layer="layout" svg:width="5.873cm" svg:height="4.655cm" svg:x="2.497cm" svg:y="8.332cm">
          <draw:text-box>
            <text:p><text:span text:style-name="T1">PC 2</text:span></text:p>
            <text:p><text:span text:style-name="T1"/></text:p>
            <text:p><text:span text:style-name="T1">File1.html</text:span></text:p>
            <text:p><text:span text:style-name="T1"/></text:p>
          </draw:text-box>
        </draw:frame>
        <draw:connector draw:style-name="gr6" draw:text-style-name="P6" draw:layer="layout" svg:x1="16.43cm" svg:y1="6.053cm" svg:x2="19.161cm" svg:y2="9.253cm" draw:start-shape="id10" draw:start-glue-point="1" draw:end-shape="id11" draw:end-glue-point="3" svg:d="M16430 6053h1366v3200h1365" svg:viewBox="0 0 2732 3201">
          <text:p/>
        </draw:connector>
        <draw:connector draw:style-name="gr6" draw:text-style-name="P6" draw:layer="layout" svg:x1="9.915cm" svg:y1="5.96cm" svg:x2="5.433cm" svg:y2="8.332cm" draw:end-shape="id12" draw:end-glue-point="0" svg:d="M9915 5960v936h-4482v1436" svg:viewBox="0 0 4483 2373">
          <text:p/>
        </draw:connector>
        <draw:frame draw:style-name="gr5" draw:text-style-name="P4" draw:layer="layout" svg:width="6.135cm" svg:height="2.384cm" svg:x="17.765cm" svg:y="10.467cm">
          <draw:text-box>
            <text:p>Chrome, Firefox, Safari, internet explorer</text:p>
          </draw:text-box>
        </draw:frame>
        <draw:frame draw:style-name="gr5" draw:text-style-name="P4" draw:layer="layout" svg:width="5.873cm" svg:height="6.857cm" svg:x="2.498cm" svg:y="8.333cm">
          <draw:text-box>
            <text:p><text:span text:style-name="T1">PC 2</text:span></text:p>
            <text:p><text:span text:style-name="T1"/></text:p>
            <text:p><text:span text:style-name="T1">File1.html</text:span></text:p>
            <text:p><text:span text:style-name="T1">File2.html</text:span></text:p>
            <text:p><text:span text:style-name="T1">File3.html</text:span></text:p>
            <text:p><text:span text:style-name="T1"/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 webpage can be a website</text:p>
          </draw:text-box>
        </draw:frame>
        <draw:frame draw:style-name="gr5" draw:text-style-name="P4" xml:id="id14" draw:id="id14" draw:layer="layout" svg:width="5.873cm" svg:height="1.352cm" svg:x="19.161cm" svg:y="8.577cm">
          <draw:text-box>
            <text:p><text:span text:style-name="T1">PC 1</text:span></text:p>
          </draw:text-box>
        </draw:frame>
        <draw:frame draw:style-name="gr5" draw:text-style-name="P4" xml:id="id13" draw:id="id13" draw:layer="layout" svg:width="5.873cm" svg:height="2.453cm" svg:x="10.557cm" svg:y="4.827cm">
          <draw:text-box>
            <text:p><text:span text:style-name="T1">Network (internet)</text:span></text:p>
          </draw:text-box>
        </draw:frame>
        <draw:frame draw:style-name="gr7" draw:text-style-name="P4" xml:id="id15" draw:id="id15" draw:layer="layout" svg:width="7.912cm" svg:height="7.958cm" svg:x="2.497cm" svg:y="8.332cm">
          <draw:text-box>
            <text:p><text:span text:style-name="T1">PC 2</text:span></text:p>
            <text:p><text:span text:style-name="T1"/></text:p>
            <text:p><text:span text:style-name="T1">Home.html</text:span></text:p>
            <text:p><text:span text:style-name="T1">CV.html</text:span></text:p>
            <text:p><text:span text:style-name="T1">Project_list.html</text:span></text:p>
            <text:p><text:span text:style-name="T1"/></text:p>
          </draw:text-box>
        </draw:frame>
        <draw:connector draw:style-name="gr6" draw:text-style-name="P6" draw:layer="layout" svg:x1="16.43cm" svg:y1="6.053cm" svg:x2="19.161cm" svg:y2="9.253cm" draw:start-shape="id13" draw:start-glue-point="1" draw:end-shape="id14" draw:end-glue-point="3" svg:d="M16430 6053h1366v3200h1365" svg:viewBox="0 0 2732 3201">
          <text:p/>
        </draw:connector>
        <draw:connector draw:style-name="gr6" draw:text-style-name="P6" draw:layer="layout" svg:x1="9.915cm" svg:y1="5.96cm" svg:x2="6.453cm" svg:y2="8.332cm" draw:end-shape="id15" draw:end-glue-point="0" svg:d="M9915 5960v936h-3462v1436" svg:viewBox="0 0 3463 2373">
          <text:p/>
        </draw:connector>
        <draw:frame draw:style-name="gr5" draw:text-style-name="P4" draw:layer="layout" svg:width="6.135cm" svg:height="2.384cm" svg:x="17.765cm" svg:y="10.467cm">
          <draw:text-box>
            <text:p>Chrome, Firefox, Safari, internet explorer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TML/CSS?</text:p>
          </draw:text-box>
        </draw:frame>
        <draw:frame draw:style-name="gr1" draw:text-style-name="P4" draw:layer="layout" svg:width="19.771cm" svg:height="0.962cm" svg:x="2.123cm" svg:y="3.75cm">
          <draw:text-box>
            <text:p>HTML = page that webbrowser can interpret and read</text:p>
          </draw:text-box>
        </draw:frame>
        <draw:frame draw:style-name="gr8" draw:text-style-name="P4" draw:layer="layout" svg:width="23.434cm" svg:height="6.65cm" svg:x="1.92cm" svg:y="5.262cm">
          <draw:text-box>
            <text:p>CSS = Coding style of this page (make the whole website easier to read)</text:p>
            <text:p/>
            <text:p/>
            <text:p>JAVASCRIPT?</text:p>
            <text:p>Programming per se: playing around with html and css</text:p>
            <text:p/>
            <text:p/>
            <text:p/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oday</text:p>
          </draw:text-box>
        </draw:frame>
        <draw:frame draw:style-name="gr1" draw:text-style-name="P4" draw:layer="layout" svg:width="20.964cm" svg:height="6.65cm" svg:x="1.686cm" svg:y="4.419cm">
          <draw:text-box>
            <text:p>Website (a lot of webpages) using html/css and javascript</text:p>
            <text:p/>
            <text:p>Static and not dynamic =&gt; can’t take information from visitor (comments or email or other) <text:s/>dynamic requires another language (SQL and PHP)</text:p>
            <text:p/>
            <text:p/>
            <text:p>Why not wordpress:</text:p>
            <text:p>More control + understanding + free (no ads)</text:p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4T09:02:00.868259116</meta:creation-date>
    <dc:date>2020-03-04T09:15:54.493553003</dc:date>
    <meta:editing-duration>PT3M42S</meta:editing-duration>
    <meta:editing-cycles>2</meta:editing-cycles>
    <meta:generator>LibreOffice/6.4.0.3$Linux_X86_64 LibreOffice_project/4c008856d7f83292dc6823d3bed76200cc9a2ba2</meta:generator>
    <meta:document-statistic meta:object-count="88"/>
  </office:meta>
</office:document-meta>
</file>